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  <table:table-cell office:value-type="string" calcext:value-type="string">
            <text:p>MARP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420621" calcext:value-type="float">
            <text:p>0.0420621</text:p>
          </table:table-cell>
          <table:table-cell table:formula="of:=SQRT([.A2])" office:value-type="float" office:value="0.524404424085076" calcext:value-type="float">
            <text:p>0.524404424085076</text:p>
          </table:table-cell>
          <table:table-cell table:formula="of:=[.B2]^(1-[.$C2])-[.$C2]/2+VLOOKUP([.$A2];[.$G$2:.$H$40];2;0)" office:value-type="float" office:value="0.291223543163185" calcext:value-type="float">
            <text:p>0.291223543163185</text:p>
          </table:table-cell>
          <table:table-cell table:formula="of:=IF([.D2]&gt;0;[.D2]^(1/(1-[.$C2]));0)" office:value-type="float" office:value="0.0747253994773855" calcext:value-type="float">
            <text:p>0.0747253994773855</text:p>
          </table:table-cell>
          <table:table-cell/>
          <table:table-cell office:value-type="float" office:value="0.975" calcext:value-type="float">
            <text:p>0.975</text:p>
          </table:table-cell>
          <table:table-cell table:style-name="ce3" office:value-type="float" office:value="0.54684889758327" calcext:value-type="float">
            <text:p>0.5468488975832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425031" calcext:value-type="float">
            <text:p>4.25E-05</text:p>
          </table:table-cell>
          <table:table-cell table:formula="of:=SQRT([.A3])" office:value-type="float" office:value="0.707106781186548" calcext:value-type="float">
            <text:p>0.707106781186548</text:p>
          </table:table-cell>
          <table:table-cell table:formula="of:=[.B3]^(1-[.$C3])-[.$C3]/2+VLOOKUP([.$A3];[.$G$2:.$H$40];2;0)" office:value-type="float" office:value="0.0424024204428273" calcext:value-type="float">
            <text:p>0.0424024204428273</text:p>
          </table:table-cell>
          <table:table-cell table:formula="of:=IF([.D3]&gt;0;[.D3]^(1/(1-[.$C3]));0)" office:value-type="float" office:value="0.0000205882073971499" calcext:value-type="float">
            <text:p>2.05882073971499E-05</text:p>
          </table:table-cell>
          <table:table-cell/>
          <table:table-cell office:value-type="float" office:value="0.95" calcext:value-type="float">
            <text:p>0.95</text:p>
          </table:table-cell>
          <table:table-cell table:style-name="ce3" office:value-type="float" office:value="0.48777312888493" calcext:value-type="float">
            <text:p>0.4877731288849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36697" calcext:value-type="float">
            <text:p>0.000536697</text:p>
          </table:table-cell>
          <table:table-cell table:formula="of:=SQRT([.A4])" office:value-type="float" office:value="0.741619848709566" calcext:value-type="float">
            <text:p>0.741619848709566</text:p>
          </table:table-cell>
          <table:table-cell table:formula="of:=[.B4]^(1-[.$C4])-[.$C4]/2+VLOOKUP([.$A4];[.$G$2:.$H$40];2;0)" office:value-type="float" office:value="0.108128562766569" calcext:value-type="float">
            <text:p>0.108128562766569</text:p>
          </table:table-cell>
          <table:table-cell table:formula="of:=IF([.D4]&gt;0;[.D4]^(1/(1-[.$C4]));0)" office:value-type="float" office:value="0.000182428284709867" calcext:value-type="float">
            <text:p>0.000182428284709867</text:p>
          </table:table-cell>
          <table:table-cell/>
          <table:table-cell office:value-type="float" office:value="0.925" calcext:value-type="float">
            <text:p>0.925</text:p>
          </table:table-cell>
          <table:table-cell table:style-name="ce3" office:value-type="float" office:value="0.456201657128782" calcext:value-type="float">
            <text:p>0.45620165712878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54266" calcext:value-type="float">
            <text:p>0.00254266</text:p>
          </table:table-cell>
          <table:table-cell table:formula="of:=SQRT([.A5])" office:value-type="float" office:value="0.741619848709566" calcext:value-type="float">
            <text:p>0.741619848709566</text:p>
          </table:table-cell>
          <table:table-cell table:formula="of:=[.B5]^(1-[.$C5])-[.$C5]/2+VLOOKUP([.$A5];[.$G$2:.$H$40];2;0)" office:value-type="float" office:value="0.178818871141366" calcext:value-type="float">
            <text:p>0.178818871141366</text:p>
          </table:table-cell>
          <table:table-cell table:formula="of:=IF([.D5]&gt;0;[.D5]^(1/(1-[.$C5]));0)" office:value-type="float" office:value="0.00127832285940007" calcext:value-type="float">
            <text:p>0.00127832285940007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3" office:value-type="float" office:value="0.426963321286578" calcext:value-type="float">
            <text:p>0.42696332128657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863674" calcext:value-type="float">
            <text:p>8.64E-06</text:p>
          </table:table-cell>
          <table:table-cell table:formula="of:=SQRT([.A6])" office:value-type="float" office:value="0.741619848709566" calcext:value-type="float">
            <text:p>0.741619848709566</text:p>
          </table:table-cell>
          <table:table-cell table:formula="of:=[.B6]^(1-[.$C6])-[.$C6]/2+VLOOKUP([.$A6];[.$G$2:.$H$40];2;0)" office:value-type="float" office:value="0.0143949972806244" calcext:value-type="float">
            <text:p>0.0143949972806244</text:p>
          </table:table-cell>
          <table:table-cell table:formula="of:=IF([.D6]&gt;0;[.D6]^(1/(1-[.$C6]));0)" office:value-type="float" office:value="0.00000007443690681885" calcext:value-type="float">
            <text:p>7.44369068188504E-08</text:p>
          </table:table-cell>
          <table:table-cell/>
          <table:table-cell office:value-type="float" office:value="0.875" calcext:value-type="float">
            <text:p>0.875</text:p>
          </table:table-cell>
          <table:table-cell table:style-name="ce3" office:value-type="float" office:value="0.399376624963174" calcext:value-type="float">
            <text:p>0.39937662496317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963953" calcext:value-type="float">
            <text:p>0.00963953</text:p>
          </table:table-cell>
          <table:table-cell table:formula="of:=SQRT([.A7])" office:value-type="float" office:value="0.612372435695794" calcext:value-type="float">
            <text:p>0.612372435695794</text:p>
          </table:table-cell>
          <table:table-cell table:formula="of:=[.B7]^(1-[.$C7])-[.$C7]/2+VLOOKUP([.$A7];[.$G$2:.$H$40];2;0)" office:value-type="float" office:value="0.208226055599371" calcext:value-type="float">
            <text:p>0.208226055599371</text:p>
          </table:table-cell>
          <table:table-cell table:formula="of:=IF([.D7]&gt;0;[.D7]^(1/(1-[.$C7]));0)" office:value-type="float" office:value="0.0174565965901314" calcext:value-type="float">
            <text:p>0.0174565965901314</text:p>
          </table:table-cell>
          <table:table-cell/>
          <table:table-cell office:value-type="float" office:value="0.85" calcext:value-type="float">
            <text:p>0.85</text:p>
          </table:table-cell>
          <table:table-cell table:style-name="ce3" office:value-type="float" office:value="0.388580799407949" calcext:value-type="float">
            <text:p>0.388580799407949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534767" calcext:value-type="float">
            <text:p>5.35E-05</text:p>
          </table:table-cell>
          <table:table-cell table:formula="of:=SQRT([.A8])" office:value-type="float" office:value="0.689202437604511" calcext:value-type="float">
            <text:p>0.689202437604511</text:p>
          </table:table-cell>
          <table:table-cell table:formula="of:=[.B8]^(1-[.$C8])-[.$C8]/2+VLOOKUP([.$A8];[.$G$2:.$H$40];2;0)" office:value-type="float" office:value="0.0401787196062136" calcext:value-type="float">
            <text:p>0.0401787196062136</text:p>
          </table:table-cell>
          <table:table-cell table:formula="of:=IF([.D8]&gt;0;[.D8]^(1/(1-[.$C8]));0)" office:value-type="float" office:value="0.0000322342602958827" calcext:value-type="float">
            <text:p>3.22342602958827E-05</text:p>
          </table:table-cell>
          <table:table-cell/>
          <table:table-cell office:value-type="float" office:value="0.825" calcext:value-type="float">
            <text:p>0.825</text:p>
          </table:table-cell>
          <table:table-cell table:style-name="ce3" office:value-type="float" office:value="0.371503361576768" calcext:value-type="float">
            <text:p>0.371503361576768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98843" calcext:value-type="float">
            <text:p>0.000898843</text:p>
          </table:table-cell>
          <table:table-cell table:formula="of:=SQRT([.A9])" office:value-type="float" office:value="0.758287544405155" calcext:value-type="float">
            <text:p>0.758287544405155</text:p>
          </table:table-cell>
          <table:table-cell table:formula="of:=[.B9]^(1-[.$C9])-[.$C9]/2+VLOOKUP([.$A9];[.$G$2:.$H$40];2;0)" office:value-type="float" office:value="0.141850668079211" calcext:value-type="float">
            <text:p>0.141850668079211</text:p>
          </table:table-cell>
          <table:table-cell table:formula="of:=IF([.D9]&gt;0;[.D9]^(1/(1-[.$C9]));0)" office:value-type="float" office:value="0.000309743087258611" calcext:value-type="float">
            <text:p>0.000309743087258611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3" office:value-type="float" office:value="0.365009008487881" calcext:value-type="float">
            <text:p>0.36500900848788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0912" calcext:value-type="float">
            <text:p>0.0130912</text:p>
          </table:table-cell>
          <table:table-cell table:formula="of:=SQRT([.A10])" office:value-type="float" office:value="0.707106781186548" calcext:value-type="float">
            <text:p>0.707106781186548</text:p>
          </table:table-cell>
          <table:table-cell table:formula="of:=[.B10]^(1-[.$C10])-[.$C10]/2+VLOOKUP([.$A10];[.$G$2:.$H$40];2;0)" office:value-type="float" office:value="0.270821758510184" calcext:value-type="float">
            <text:p>0.270821758510184</text:p>
          </table:table-cell>
          <table:table-cell table:formula="of:=IF([.D10]&gt;0;[.D10]^(1/(1-[.$C10]));0)" office:value-type="float" office:value="0.0115627329399052" calcext:value-type="float">
            <text:p>0.0115627329399052</text:p>
          </table:table-cell>
          <table:table-cell/>
          <table:table-cell office:value-type="float" office:value="0.775" calcext:value-type="float">
            <text:p>0.775</text:p>
          </table:table-cell>
          <table:table-cell table:style-name="ce3" office:value-type="float" office:value="0.367668161402617" calcext:value-type="float">
            <text:p>0.367668161402617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91824" calcext:value-type="float">
            <text:p>0.00491824</text:p>
          </table:table-cell>
          <table:table-cell table:formula="of:=SQRT([.A11])" office:value-type="float" office:value="0.758287544405155" calcext:value-type="float">
            <text:p>0.758287544405155</text:p>
          </table:table-cell>
          <table:table-cell table:formula="of:=[.B11]^(1-[.$C11])-[.$C11]/2+VLOOKUP([.$A11];[.$G$2:.$H$40];2;0)" office:value-type="float" office:value="0.235083607426998" calcext:value-type="float">
            <text:p>0.235083607426998</text:p>
          </table:table-cell>
          <table:table-cell table:formula="of:=IF([.D11]&gt;0;[.D11]^(1/(1-[.$C11]));0)" office:value-type="float" office:value="0.0025041152573564" calcext:value-type="float">
            <text:p>0.0025041152573564</text:p>
          </table:table-cell>
          <table:table-cell/>
          <table:table-cell office:value-type="float" office:value="0.75" calcext:value-type="float">
            <text:p>0.75</text:p>
          </table:table-cell>
          <table:table-cell table:style-name="ce3" office:value-type="float" office:value="0.365957671472061" calcext:value-type="float">
            <text:p>0.36595767147206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52716" calcext:value-type="float">
            <text:p>0.0452716</text:p>
          </table:table-cell>
          <table:table-cell table:formula="of:=SQRT([.A12])" office:value-type="float" office:value="0.591607978309962" calcext:value-type="float">
            <text:p>0.591607978309962</text:p>
          </table:table-cell>
          <table:table-cell table:formula="of:=[.B12]^(1-[.$C12])-[.$C12]/2+VLOOKUP([.$A12];[.$G$2:.$H$40];2;0)" office:value-type="float" office:value="0.327819898481086" calcext:value-type="float">
            <text:p>0.327819898481086</text:p>
          </table:table-cell>
          <table:table-cell table:formula="of:=IF([.D12]&gt;0;[.D12]^(1/(1-[.$C12]));0)" office:value-type="float" office:value="0.0651585223073368" calcext:value-type="float">
            <text:p>0.0651585223073368</text:p>
          </table:table-cell>
          <table:table-cell/>
          <table:table-cell office:value-type="float" office:value="0.725" calcext:value-type="float">
            <text:p>0.725</text:p>
          </table:table-cell>
          <table:table-cell table:style-name="ce3" office:value-type="float" office:value="0.356611645368172" calcext:value-type="float">
            <text:p>0.356611645368172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975839" calcext:value-type="float">
            <text:p>9.76E-05</text:p>
          </table:table-cell>
          <table:table-cell table:formula="of:=SQRT([.A13])" office:value-type="float" office:value="0.821583836257749" calcext:value-type="float">
            <text:p>0.821583836257749</text:p>
          </table:table-cell>
          <table:table-cell table:formula="of:=[.B13]^(1-[.$C13])-[.$C13]/2+VLOOKUP([.$A13];[.$G$2:.$H$40];2;0)" office:value-type="float" office:value="0.122821815890355" calcext:value-type="float">
            <text:p>0.122821815890355</text:p>
          </table:table-cell>
          <table:table-cell table:formula="of:=IF([.D13]&gt;0;[.D13]^(1/(1-[.$C13]));0)" office:value-type="float" office:value="0.00000786148529457138" calcext:value-type="float">
            <text:p>7.86148529457138E-06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3" office:value-type="float" office:value="0.352568947824233" calcext:value-type="float">
            <text:p>0.352568947824233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091191" calcext:value-type="float">
            <text:p>9.12E-06</text:p>
          </table:table-cell>
          <table:table-cell table:formula="of:=SQRT([.A14])" office:value-type="float" office:value="0.758287544405155" calcext:value-type="float">
            <text:p>0.758287544405155</text:p>
          </table:table-cell>
          <table:table-cell table:formula="of:=[.B14]^(1-[.$C14])-[.$C14]/2+VLOOKUP([.$A14];[.$G$2:.$H$40];2;0)" office:value-type="float" office:value="0.0188377244478118" calcext:value-type="float">
            <text:p>0.0188377244478118</text:p>
          </table:table-cell>
          <table:table-cell table:formula="of:=IF([.D14]&gt;0;[.D14]^(1/(1-[.$C14]));0)" office:value-type="float" office:value="0.00000007303630663591" calcext:value-type="float">
            <text:p>7.30363066359124E-08</text:p>
          </table:table-cell>
          <table:table-cell/>
          <table:table-cell office:value-type="float" office:value="0.675" calcext:value-type="float">
            <text:p>0.675</text:p>
          </table:table-cell>
          <table:table-cell table:style-name="ce3" office:value-type="float" office:value="0.341109520816452" calcext:value-type="float">
            <text:p>0.34110952081645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85246" calcext:value-type="float">
            <text:p>0.0285246</text:p>
          </table:table-cell>
          <table:table-cell table:formula="of:=SQRT([.A15])" office:value-type="float" office:value="0.670820393249937" calcext:value-type="float">
            <text:p>0.670820393249937</text:p>
          </table:table-cell>
          <table:table-cell table:formula="of:=[.B15]^(1-[.$C15])-[.$C15]/2+VLOOKUP([.$A15];[.$G$2:.$H$40];2;0)" office:value-type="float" office:value="0.315180086314066" calcext:value-type="float">
            <text:p>0.315180086314066</text:p>
          </table:table-cell>
          <table:table-cell table:formula="of:=IF([.D15]&gt;0;[.D15]^(1/(1-[.$C15]));0)" office:value-type="float" office:value="0.0299705092218604" calcext:value-type="float">
            <text:p>0.0299705092218604</text:p>
          </table:table-cell>
          <table:table-cell/>
          <table:table-cell office:value-type="float" office:value="0.65" calcext:value-type="float">
            <text:p>0.65</text:p>
          </table:table-cell>
          <table:table-cell table:style-name="ce3" office:value-type="float" office:value="0.343081577857772" calcext:value-type="float">
            <text:p>0.3430815778577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40572" calcext:value-type="float">
            <text:p>0.00140572</text:p>
          </table:table-cell>
          <table:table-cell table:formula="of:=SQRT([.A16])" office:value-type="float" office:value="0.774596669241483" calcext:value-type="float">
            <text:p>0.774596669241483</text:p>
          </table:table-cell>
          <table:table-cell table:formula="of:=[.B16]^(1-[.$C16])-[.$C16]/2+VLOOKUP([.$A16];[.$G$2:.$H$40];2;0)" office:value-type="float" office:value="0.175314995509564" calcext:value-type="float">
            <text:p>0.175314995509564</text:p>
          </table:table-cell>
          <table:table-cell table:formula="of:=IF([.D16]&gt;0;[.D16]^(1/(1-[.$C16]));0)" office:value-type="float" office:value="0.000441783588090509" calcext:value-type="float">
            <text:p>0.000441783588090509</text:p>
          </table:table-cell>
          <table:table-cell/>
          <table:table-cell office:value-type="float" office:value="0.625" calcext:value-type="float">
            <text:p>0.625</text:p>
          </table:table-cell>
          <table:table-cell table:style-name="ce3" office:value-type="float" office:value="0.340295212076521" calcext:value-type="float">
            <text:p>0.34029521207652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79422" calcext:value-type="float">
            <text:p>0.0079422</text:p>
          </table:table-cell>
          <table:table-cell table:formula="of:=SQRT([.A17])" office:value-type="float" office:value="0.632455532033676" calcext:value-type="float">
            <text:p>0.632455532033676</text:p>
          </table:table-cell>
          <table:table-cell table:formula="of:=[.B17]^(1-[.$C17])-[.$C17]/2+VLOOKUP([.$A17];[.$G$2:.$H$40];2;0)" office:value-type="float" office:value="0.196587255922792" calcext:value-type="float">
            <text:p>0.196587255922792</text:p>
          </table:table-cell>
          <table:table-cell table:formula="of:=IF([.D17]&gt;0;[.D17]^(1/(1-[.$C17]));0)" office:value-type="float" office:value="0.0119655932005526" calcext:value-type="float">
            <text:p>0.0119655932005526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3" office:value-type="float" office:value="0.335037101934949" calcext:value-type="float">
            <text:p>0.33503710193494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97115" calcext:value-type="float">
            <text:p>0.0797115</text:p>
          </table:table-cell>
          <table:table-cell table:formula="of:=SQRT([.A18])" office:value-type="float" office:value="0.591607978309962" calcext:value-type="float">
            <text:p>0.591607978309962</text:p>
          </table:table-cell>
          <table:table-cell table:formula="of:=[.B18]^(1-[.$C18])-[.$C18]/2+VLOOKUP([.$A18];[.$G$2:.$H$40];2;0)" office:value-type="float" office:value="0.401250144131882" calcext:value-type="float">
            <text:p>0.401250144131882</text:p>
          </table:table-cell>
          <table:table-cell table:formula="of:=IF([.D18]&gt;0;[.D18]^(1/(1-[.$C18]));0)" office:value-type="float" office:value="0.106883703366086" calcext:value-type="float">
            <text:p>0.106883703366086</text:p>
          </table:table-cell>
          <table:table-cell/>
          <table:table-cell office:value-type="float" office:value="0.575" calcext:value-type="float">
            <text:p>0.575</text:p>
          </table:table-cell>
          <table:table-cell table:style-name="ce3" office:value-type="float" office:value="0.33748118436871" calcext:value-type="float">
            <text:p>0.3374811843687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650446" calcext:value-type="float">
            <text:p>0.00650446</text:p>
          </table:table-cell>
          <table:table-cell table:formula="of:=SQRT([.A19])" office:value-type="float" office:value="0.670820393249937" calcext:value-type="float">
            <text:p>0.670820393249937</text:p>
          </table:table-cell>
          <table:table-cell table:formula="of:=[.B19]^(1-[.$C19])-[.$C19]/2+VLOOKUP([.$A19];[.$G$2:.$H$40];2;0)" office:value-type="float" office:value="0.195702178641044" calcext:value-type="float">
            <text:p>0.195702178641044</text:p>
          </table:table-cell>
          <table:table-cell table:formula="of:=IF([.D19]&gt;0;[.D19]^(1/(1-[.$C19]));0)" office:value-type="float" office:value="0.00704644636417631" calcext:value-type="float">
            <text:p>0.00704644636417631</text:p>
          </table:table-cell>
          <table:table-cell/>
          <table:table-cell office:value-type="float" office:value="0.55" calcext:value-type="float">
            <text:p>0.55</text:p>
          </table:table-cell>
          <table:table-cell table:style-name="ce3" office:value-type="float" office:value="0.336040231415044" calcext:value-type="float">
            <text:p>0.33604023141504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24943" calcext:value-type="float">
            <text:p>0.00224943</text:p>
          </table:table-cell>
          <table:table-cell table:formula="of:=SQRT([.A20])" office:value-type="float" office:value="0.758287544405155" calcext:value-type="float">
            <text:p>0.758287544405155</text:p>
          </table:table-cell>
          <table:table-cell table:formula="of:=[.B20]^(1-[.$C20])-[.$C20]/2+VLOOKUP([.$A20];[.$G$2:.$H$40];2;0)" office:value-type="float" office:value="0.187404628169044" calcext:value-type="float">
            <text:p>0.187404628169044</text:p>
          </table:table-cell>
          <table:table-cell table:formula="of:=IF([.D20]&gt;0;[.D20]^(1/(1-[.$C20]));0)" office:value-type="float" office:value="0.000980358979365887" calcext:value-type="float">
            <text:p>0.000980358979365887</text:p>
          </table:table-cell>
          <table:table-cell/>
          <table:table-cell office:value-type="float" office:value="0.525" calcext:value-type="float">
            <text:p>0.525</text:p>
          </table:table-cell>
          <table:table-cell table:style-name="ce3" office:value-type="float" office:value="0.340298421991149" calcext:value-type="float">
            <text:p>0.340298421991149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65883" calcext:value-type="float">
            <text:p>1.66E-05</text:p>
          </table:table-cell>
          <table:table-cell table:formula="of:=SQRT([.A21])" office:value-type="float" office:value="0.85146931829632" calcext:value-type="float">
            <text:p>0.85146931829632</text:p>
          </table:table-cell>
          <table:table-cell table:formula="of:=[.B21]^(1-[.$C21])-[.$C21]/2+VLOOKUP([.$A21];[.$G$2:.$H$40];2;0)" office:value-type="float" office:value="0.125858714110533" calcext:value-type="float">
            <text:p>0.125858714110533</text:p>
          </table:table-cell>
          <table:table-cell table:formula="of:=IF([.D21]&gt;0;[.D21]^(1/(1-[.$C21]));0)" office:value-type="float" office:value="0.00000087068308160653" calcext:value-type="float">
            <text:p>8.70683081606529E-07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3" office:value-type="float" office:value="0.343524098829183" calcext:value-type="float">
            <text:p>0.34352409882918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86336" calcext:value-type="float">
            <text:p>1.86E-05</text:p>
          </table:table-cell>
          <table:table-cell table:formula="of:=SQRT([.A22])" office:value-type="float" office:value="0.774596669241483" calcext:value-type="float">
            <text:p>0.774596669241483</text:p>
          </table:table-cell>
          <table:table-cell table:formula="of:=[.B22]^(1-[.$C22])-[.$C22]/2+VLOOKUP([.$A22];[.$G$2:.$H$40];2;0)" office:value-type="float" office:value="0.0336221493002813" calcext:value-type="float">
            <text:p>0.0336221493002813</text:p>
          </table:table-cell>
          <table:table-cell table:formula="of:=IF([.D22]&gt;0;[.D22]^(1/(1-[.$C22]));0)" office:value-type="float" office:value="0.00000029066060728134" calcext:value-type="float">
            <text:p>2.90660607281342E-07</text:p>
          </table:table-cell>
          <table:table-cell/>
          <table:table-cell office:value-type="float" office:value="0.475" calcext:value-type="float">
            <text:p>0.475</text:p>
          </table:table-cell>
          <table:table-cell table:style-name="ce3" office:value-type="float" office:value="0.33775546178936" calcext:value-type="float">
            <text:p>0.3377554617893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253298" calcext:value-type="float">
            <text:p>0.00253298</text:p>
          </table:table-cell>
          <table:table-cell table:formula="of:=SQRT([.A23])" office:value-type="float" office:value="0.612372435695794" calcext:value-type="float">
            <text:p>0.612372435695794</text:p>
          </table:table-cell>
          <table:table-cell table:formula="of:=[.B23]^(1-[.$C23])-[.$C23]/2+VLOOKUP([.$A23];[.$G$2:.$H$40];2;0)" office:value-type="float" office:value="0.141346748050054" calcext:value-type="float">
            <text:p>0.141346748050054</text:p>
          </table:table-cell>
          <table:table-cell table:formula="of:=IF([.D23]&gt;0;[.D23]^(1/(1-[.$C23]));0)" office:value-type="float" office:value="0.0064255579949821" calcext:value-type="float">
            <text:p>0.0064255579949821</text:p>
          </table:table-cell>
          <table:table-cell/>
          <table:table-cell office:value-type="float" office:value="0.45" calcext:value-type="float">
            <text:p>0.45</text:p>
          </table:table-cell>
          <table:table-cell table:style-name="ce3" office:value-type="float" office:value="0.340498839058382" calcext:value-type="float">
            <text:p>0.34049883905838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748638" calcext:value-type="float">
            <text:p>0.0748638</text:p>
          </table:table-cell>
          <table:table-cell table:formula="of:=SQRT([.A24])" office:value-type="float" office:value="0.651920240520265" calcext:value-type="float">
            <text:p>0.651920240520265</text:p>
          </table:table-cell>
          <table:table-cell table:formula="of:=[.B24]^(1-[.$C24])-[.$C24]/2+VLOOKUP([.$A24];[.$G$2:.$H$40];2;0)" office:value-type="float" office:value="0.422837976531038" calcext:value-type="float">
            <text:p>0.422837976531038</text:p>
          </table:table-cell>
          <table:table-cell table:formula="of:=IF([.D24]&gt;0;[.D24]^(1/(1-[.$C24]));0)" office:value-type="float" office:value="0.0843399739025898" calcext:value-type="float">
            <text:p>0.0843399739025898</text:p>
          </table:table-cell>
          <table:table-cell/>
          <table:table-cell office:value-type="float" office:value="0.425" calcext:value-type="float">
            <text:p>0.425</text:p>
          </table:table-cell>
          <table:table-cell table:style-name="ce3" office:value-type="float" office:value="0.343143106978716" calcext:value-type="float">
            <text:p>0.34314310697871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58624" calcext:value-type="float">
            <text:p>0.00158624</text:p>
          </table:table-cell>
          <table:table-cell table:formula="of:=SQRT([.A25])" office:value-type="float" office:value="0.670820393249937" calcext:value-type="float">
            <text:p>0.670820393249937</text:p>
          </table:table-cell>
          <table:table-cell table:formula="of:=[.B25]^(1-[.$C25])-[.$C25]/2+VLOOKUP([.$A25];[.$G$2:.$H$40];2;0)" office:value-type="float" office:value="0.124878082404337" calcext:value-type="float">
            <text:p>0.124878082404337</text:p>
          </table:table-cell>
          <table:table-cell table:formula="of:=IF([.D25]&gt;0;[.D25]^(1/(1-[.$C25]));0)" office:value-type="float" office:value="0.00179993123757943" calcext:value-type="float">
            <text:p>0.00179993123757943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3" office:value-type="float" office:value="0.343718425708862" calcext:value-type="float">
            <text:p>0.34371842570886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6588" calcext:value-type="float">
            <text:p>0.0106588</text:p>
          </table:table-cell>
          <table:table-cell table:formula="of:=SQRT([.A26])" office:value-type="float" office:value="0.670820393249937" calcext:value-type="float">
            <text:p>0.670820393249937</text:p>
          </table:table-cell>
          <table:table-cell table:formula="of:=[.B26]^(1-[.$C26])-[.$C26]/2+VLOOKUP([.$A26];[.$G$2:.$H$40];2;0)" office:value-type="float" office:value="0.2293537961201" calcext:value-type="float">
            <text:p>0.2293537961201</text:p>
          </table:table-cell>
          <table:table-cell table:formula="of:=IF([.D26]&gt;0;[.D26]^(1/(1-[.$C26]));0)" office:value-type="float" office:value="0.0114106289597793" calcext:value-type="float">
            <text:p>0.0114106289597793</text:p>
          </table:table-cell>
          <table:table-cell/>
          <table:table-cell office:value-type="float" office:value="0.375" calcext:value-type="float">
            <text:p>0.375</text:p>
          </table:table-cell>
          <table:table-cell table:style-name="ce3" office:value-type="float" office:value="0.349001236976285" calcext:value-type="float">
            <text:p>0.34900123697628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329722" calcext:value-type="float">
            <text:p>0.0329722</text:p>
          </table:table-cell>
          <table:table-cell table:formula="of:=SQRT([.A27])" office:value-type="float" office:value="0.651920240520265" calcext:value-type="float">
            <text:p>0.651920240520265</text:p>
          </table:table-cell>
          <table:table-cell table:formula="of:=[.B27]^(1-[.$C27])-[.$C27]/2+VLOOKUP([.$A27];[.$G$2:.$H$40];2;0)" office:value-type="float" office:value="0.322110973414039" calcext:value-type="float">
            <text:p>0.322110973414039</text:p>
          </table:table-cell>
          <table:table-cell table:formula="of:=IF([.D27]&gt;0;[.D27]^(1/(1-[.$C27]));0)" office:value-type="float" office:value="0.0385963925010941" calcext:value-type="float">
            <text:p>0.0385963925010941</text:p>
          </table:table-cell>
          <table:table-cell/>
          <table:table-cell office:value-type="float" office:value="0.35" calcext:value-type="float">
            <text:p>0.35</text:p>
          </table:table-cell>
          <table:table-cell table:style-name="ce3" office:value-type="float" office:value="0.341103366414655" calcext:value-type="float">
            <text:p>0.34110336641465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94408" calcext:value-type="float">
            <text:p>0.00294408</text:p>
          </table:table-cell>
          <table:table-cell table:formula="of:=SQRT([.A28])" office:value-type="float" office:value="0.651920240520265" calcext:value-type="float">
            <text:p>0.651920240520265</text:p>
          </table:table-cell>
          <table:table-cell table:formula="of:=[.B28]^(1-[.$C28])-[.$C28]/2+VLOOKUP([.$A28];[.$G$2:.$H$40];2;0)" office:value-type="float" office:value="0.148703225284662" calcext:value-type="float">
            <text:p>0.148703225284662</text:p>
          </table:table-cell>
          <table:table-cell table:formula="of:=IF([.D28]&gt;0;[.D28]^(1/(1-[.$C28]));0)" office:value-type="float" office:value="0.00418943347431873" calcext:value-type="float">
            <text:p>0.00418943347431873</text:p>
          </table:table-cell>
          <table:table-cell/>
          <table:table-cell office:value-type="float" office:value="0.325" calcext:value-type="float">
            <text:p>0.325</text:p>
          </table:table-cell>
          <table:table-cell table:style-name="ce3" office:value-type="float" office:value="0.340437412329014" calcext:value-type="float">
            <text:p>0.34043741232901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32335" calcext:value-type="float">
            <text:p>0.000432335</text:p>
          </table:table-cell>
          <table:table-cell table:formula="of:=SQRT([.A29])" office:value-type="float" office:value="0.741619848709566" calcext:value-type="float">
            <text:p>0.741619848709566</text:p>
          </table:table-cell>
          <table:table-cell table:formula="of:=[.B29]^(1-[.$C29])-[.$C29]/2+VLOOKUP([.$A29];[.$G$2:.$H$40];2;0)" office:value-type="float" office:value="0.100363726025792" calcext:value-type="float">
            <text:p>0.100363726025792</text:p>
          </table:table-cell>
          <table:table-cell table:formula="of:=IF([.D29]&gt;0;[.D29]^(1/(1-[.$C29]));0)" office:value-type="float" office:value="0.000136721310791921" calcext:value-type="float">
            <text:p>0.000136721310791921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3" office:value-type="float" office:value="0.332928327373694" calcext:value-type="float">
            <text:p>0.33292832737369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467655" calcext:value-type="float">
            <text:p>4.68E-05</text:p>
          </table:table-cell>
          <table:table-cell table:formula="of:=SQRT([.A30])" office:value-type="float" office:value="0.741619848709566" calcext:value-type="float">
            <text:p>0.741619848709566</text:p>
          </table:table-cell>
          <table:table-cell table:formula="of:=[.B30]^(1-[.$C30])-[.$C30]/2+VLOOKUP([.$A30];[.$G$2:.$H$40];2;0)" office:value-type="float" office:value="0.041297031775662" calcext:value-type="float">
            <text:p>0.041297031775662</text:p>
          </table:table-cell>
          <table:table-cell table:formula="of:=IF([.D30]&gt;0;[.D30]^(1/(1-[.$C30]));0)" office:value-type="float" office:value="0.00000439781827396252" calcext:value-type="float">
            <text:p>4.39781827396252E-06</text:p>
          </table:table-cell>
          <table:table-cell/>
          <table:table-cell office:value-type="float" office:value="0.275" calcext:value-type="float">
            <text:p>0.275</text:p>
          </table:table-cell>
          <table:table-cell table:style-name="ce3" office:value-type="float" office:value="0.331846741663352" calcext:value-type="float">
            <text:p>0.33184674166335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00694367" calcext:value-type="float">
            <text:p>6.94E-09</text:p>
          </table:table-cell>
          <table:table-cell table:formula="of:=SQRT([.A31])" office:value-type="float" office:value="0.774596669241483" calcext:value-type="float">
            <text:p>0.774596669241483</text:p>
          </table:table-cell>
          <table:table-cell table:formula="of:=[.B31]^(1-[.$C31])-[.$C31]/2+VLOOKUP([.$A31];[.$G$2:.$H$40];2;0)" office:value-type="float" office:value="-0.0377712788015733" calcext:value-type="float">
            <text:p>-0.0377712788015733</text:p>
          </table:table-cell>
          <table:table-cell table:formula="of:=IF([.D31]&gt;0;[.D31]^(1/(1-[.$C31]));0)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ce3" office:value-type="float" office:value="0.310515846458496" calcext:value-type="float">
            <text:p>0.31051584645849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273801" calcext:value-type="float">
            <text:p>0.000273801</text:p>
          </table:table-cell>
          <table:table-cell table:formula="of:=SQRT([.A32])" office:value-type="float" office:value="0.741619848709566" calcext:value-type="float">
            <text:p>0.741619848709566</text:p>
          </table:table-cell>
          <table:table-cell table:formula="of:=[.B32]^(1-[.$C32])-[.$C32]/2+VLOOKUP([.$A32];[.$G$2:.$H$40];2;0)" office:value-type="float" office:value="0.0853194994209693" calcext:value-type="float">
            <text:p>0.0853194994209693</text:p>
          </table:table-cell>
          <table:table-cell table:formula="of:=IF([.D32]&gt;0;[.D32]^(1/(1-[.$C32]));0)" office:value-type="float" office:value="0.0000729242920509342" calcext:value-type="float">
            <text:p>7.29242920509342E-05</text:p>
          </table:table-cell>
          <table:table-cell/>
          <table:table-cell office:value-type="float" office:value="0.225" calcext:value-type="float">
            <text:p>0.225</text:p>
          </table:table-cell>
          <table:table-cell table:style-name="ce3" office:value-type="float" office:value="0.299172861083099" calcext:value-type="float">
            <text:p>0.29917286108309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515163" calcext:value-type="float">
            <text:p>0.00515163</text:p>
          </table:table-cell>
          <table:table-cell table:formula="of:=SQRT([.A33])" office:value-type="float" office:value="0.670820393249937" calcext:value-type="float">
            <text:p>0.670820393249937</text:p>
          </table:table-cell>
          <table:table-cell table:formula="of:=[.B33]^(1-[.$C33])-[.$C33]/2+VLOOKUP([.$A33];[.$G$2:.$H$40];2;0)" office:value-type="float" office:value="0.181618773697754" calcext:value-type="float">
            <text:p>0.181618773697754</text:p>
          </table:table-cell>
          <table:table-cell table:formula="of:=IF([.D33]&gt;0;[.D33]^(1/(1-[.$C33]));0)" office:value-type="float" office:value="0.0056161351932547" calcext:value-type="float">
            <text:p>0.0056161351932547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3" office:value-type="float" office:value="0.283435899653078" calcext:value-type="float">
            <text:p>0.28343589965307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628574" calcext:value-type="float">
            <text:p>6.29E-05</text:p>
          </table:table-cell>
          <table:table-cell table:formula="of:=SQRT([.A34])" office:value-type="float" office:value="0.741619848709566" calcext:value-type="float">
            <text:p>0.741619848709566</text:p>
          </table:table-cell>
          <table:table-cell table:formula="of:=[.B34]^(1-[.$C34])-[.$C34]/2+VLOOKUP([.$A34];[.$G$2:.$H$40];2;0)" office:value-type="float" office:value="0.0473370253736825" calcext:value-type="float">
            <text:p>0.0473370253736825</text:p>
          </table:table-cell>
          <table:table-cell table:formula="of:=IF([.D34]&gt;0;[.D34]^(1/(1-[.$C34]));0)" office:value-type="float" office:value="0.00000745890189634874" calcext:value-type="float">
            <text:p>7.45890189634874E-06</text:p>
          </table:table-cell>
          <table:table-cell/>
          <table:table-cell office:value-type="float" office:value="0.175" calcext:value-type="float">
            <text:p>0.175</text:p>
          </table:table-cell>
          <table:table-cell table:style-name="ce3" office:value-type="float" office:value="0.257609999096885" calcext:value-type="float">
            <text:p>0.25760999909688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00584" calcext:value-type="float">
            <text:p>0.0200584</text:p>
          </table:table-cell>
          <table:table-cell table:formula="of:=SQRT([.A35])" office:value-type="float" office:value="0.670820393249937" calcext:value-type="float">
            <text:p>0.670820393249937</text:p>
          </table:table-cell>
          <table:table-cell table:formula="of:=[.B35]^(1-[.$C35])-[.$C35]/2+VLOOKUP([.$A35];[.$G$2:.$H$40];2;0)" office:value-type="float" office:value="0.28124214733213" calcext:value-type="float">
            <text:p>0.28124214733213</text:p>
          </table:table-cell>
          <table:table-cell table:formula="of:=IF([.D35]&gt;0;[.D35]^(1/(1-[.$C35]));0)" office:value-type="float" office:value="0.0212024481982612" calcext:value-type="float">
            <text:p>0.0212024481982612</text:p>
          </table:table-cell>
          <table:table-cell/>
          <table:table-cell office:value-type="float" office:value="0.15" calcext:value-type="float">
            <text:p>0.15</text:p>
          </table:table-cell>
          <table:table-cell table:style-name="ce3" office:value-type="float" office:value="0.228650093230478" calcext:value-type="float">
            <text:p>0.22865009323047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541277" calcext:value-type="float">
            <text:p>5.41E-07</text:p>
          </table:table-cell>
          <table:table-cell table:formula="of:=SQRT([.A36])" office:value-type="float" office:value="0.774596669241483" calcext:value-type="float">
            <text:p>0.774596669241483</text:p>
          </table:table-cell>
          <table:table-cell table:formula="of:=[.B36]^(1-[.$C36])-[.$C36]/2+VLOOKUP([.$A36];[.$G$2:.$H$40];2;0)" office:value-type="float" office:value="-0.0135807487120369" calcext:value-type="float">
            <text:p>-0.0135807487120369</text:p>
          </table:table-cell>
          <table:table-cell table:formula="of:=IF([.D36]&gt;0;[.D36]^(1/(1-[.$C36]));0)" office:value-type="float" office:value="0" calcext:value-type="float">
            <text:p>0</text:p>
          </table:table-cell>
          <table:table-cell/>
          <table:table-cell office:value-type="float" office:value="0.125" calcext:value-type="float">
            <text:p>0.125</text:p>
          </table:table-cell>
          <table:table-cell table:style-name="ce3" office:value-type="float" office:value="0.197923687470291" calcext:value-type="float">
            <text:p>0.19792368747029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029" calcext:value-type="float">
            <text:p>0.024029</text:p>
          </table:table-cell>
          <table:table-cell table:formula="of:=SQRT([.A37])" office:value-type="float" office:value="0.670820393249937" calcext:value-type="float">
            <text:p>0.670820393249937</text:p>
          </table:table-cell>
          <table:table-cell table:formula="of:=[.B37]^(1-[.$C37])-[.$C37]/2+VLOOKUP([.$A37];[.$G$2:.$H$40];2;0)" office:value-type="float" office:value="0.298158540757188" calcext:value-type="float">
            <text:p>0.298158540757188</text:p>
          </table:table-cell>
          <table:table-cell table:formula="of:=IF([.D37]&gt;0;[.D37]^(1/(1-[.$C37]));0)" office:value-type="float" office:value="0.0253190161985419" calcext:value-type="float">
            <text:p>0.0253190161985419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3" office:value-type="float" office:value="0.171914592131248" calcext:value-type="float">
            <text:p>0.1719145921312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116829" calcext:value-type="float">
            <text:p>1.17E-06</text:p>
          </table:table-cell>
          <table:table-cell table:formula="of:=SQRT([.A38])" office:value-type="float" office:value="0.774596669241483" calcext:value-type="float">
            <text:p>0.774596669241483</text:p>
          </table:table-cell>
          <table:table-cell table:formula="of:=[.B38]^(1-[.$C38])-[.$C38]/2+VLOOKUP([.$A38];[.$G$2:.$H$40];2;0)" office:value-type="float" office:value="-0.00625611361720085" calcext:value-type="float">
            <text:p>-0.00625611361720085</text:p>
          </table:table-cell>
          <table:table-cell table:formula="of:=IF([.D38]&gt;0;[.D38]^(1/(1-[.$C38]));0)"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.075</text:p>
          </table:table-cell>
          <table:table-cell table:style-name="ce3" office:value-type="float" office:value="0.135275888584435" calcext:value-type="float">
            <text:p>0.13527588858443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464613" calcext:value-type="float">
            <text:p>4.65E-05</text:p>
          </table:table-cell>
          <table:table-cell table:formula="of:=SQRT([.A39])" office:value-type="float" office:value="0.758287544405155" calcext:value-type="float">
            <text:p>0.758287544405155</text:p>
          </table:table-cell>
          <table:table-cell table:formula="of:=[.B39]^(1-[.$C39])-[.$C39]/2+VLOOKUP([.$A39];[.$G$2:.$H$40];2;0)" office:value-type="float" office:value="0.0480146064523063" calcext:value-type="float">
            <text:p>0.0480146064523063</text:p>
          </table:table-cell>
          <table:table-cell table:formula="of:=IF([.D39]&gt;0;[.D39]^(1/(1-[.$C39]));0)" office:value-type="float" office:value="0.00000350467372762061" calcext:value-type="float">
            <text:p>3.50467372762061E-06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" office:value-type="float" office:value="0.110042478806654" calcext:value-type="float">
            <text:p>0.110042478806654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277763" calcext:value-type="float">
            <text:p>0.000277763</text:p>
          </table:table-cell>
          <table:table-cell table:formula="of:=SQRT([.A40])" office:value-type="float" office:value="0.724568837309472" calcext:value-type="float">
            <text:p>0.724568837309472</text:p>
          </table:table-cell>
          <table:table-cell table:formula="of:=[.B40]^(1-[.$C40])-[.$C40]/2+VLOOKUP([.$A40];[.$G$2:.$H$40];2;0)" office:value-type="float" office:value="0.0828419558936953" calcext:value-type="float">
            <text:p>0.0828419558936953</text:p>
          </table:table-cell>
          <table:table-cell table:formula="of:=IF([.D40]&gt;0;[.D40]^(1/(1-[.$C40]));0)" office:value-type="float" office:value="0.000118174191295276" calcext:value-type="float">
            <text:p>0.000118174191295276</text:p>
          </table:table-cell>
          <table:table-cell/>
          <table:table-cell office:value-type="float" office:value="0.025" calcext:value-type="float">
            <text:p>0.025</text:p>
          </table:table-cell>
          <table:table-cell table:style-name="ce3" office:value-type="float" office:value="0.0780056710901145" calcext:value-type="float">
            <text:p>0.078005671090114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18044" calcext:value-type="float">
            <text:p>0.000218044</text:p>
          </table:table-cell>
          <table:table-cell table:formula="of:=SQRT([.A41])" office:value-type="float" office:value="0.774596669241483" calcext:value-type="float">
            <text:p>0.774596669241483</text:p>
          </table:table-cell>
          <table:table-cell table:formula="of:=[.B41]^(1-[.$C41])-[.$C41]/2+VLOOKUP([.$A41];[.$G$2:.$H$40];2;0)" office:value-type="float" office:value="0.0972575160172718" calcext:value-type="float">
            <text:p>0.0972575160172718</text:p>
          </table:table-cell>
          <table:table-cell table:formula="of:=IF([.D41]&gt;0;[.D41]^(1/(1-[.$C41]));0)" office:value-type="float" office:value="0.0000323541195686131" calcext:value-type="float">
            <text:p>3.23541195686131E-05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841262" calcext:value-type="float">
            <text:p>8.41E-05</text:p>
          </table:table-cell>
          <table:table-cell table:formula="of:=SQRT([.A42])" office:value-type="float" office:value="0.689202437604511" calcext:value-type="float">
            <text:p>0.689202437604511</text:p>
          </table:table-cell>
          <table:table-cell table:formula="of:=[.B42]^(1-[.$C42])-[.$C42]/2+VLOOKUP([.$A42];[.$G$2:.$H$40];2;0)" office:value-type="float" office:value="0.0472892967966123" calcext:value-type="float">
            <text:p>0.0472892967966123</text:p>
          </table:table-cell>
          <table:table-cell table:formula="of:=IF([.D42]&gt;0;[.D42]^(1/(1-[.$C42]));0)" office:value-type="float" office:value="0.0000544517425838503" calcext:value-type="float">
            <text:p>5.44517425838503E-05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5162" calcext:value-type="float">
            <text:p>0.0025162</text:p>
          </table:table-cell>
          <table:table-cell table:formula="of:=SQRT([.A43])" office:value-type="float" office:value="0.724568837309472" calcext:value-type="float">
            <text:p>0.724568837309472</text:p>
          </table:table-cell>
          <table:table-cell table:formula="of:=[.B43]^(1-[.$C43])-[.$C43]/2+VLOOKUP([.$A43];[.$G$2:.$H$40];2;0)" office:value-type="float" office:value="0.170360471710754" calcext:value-type="float">
            <text:p>0.170360471710754</text:p>
          </table:table-cell>
          <table:table-cell table:formula="of:=IF([.D43]&gt;0;[.D43]^(1/(1-[.$C43]));0)" office:value-type="float" office:value="0.00161939552149636" calcext:value-type="float">
            <text:p>0.00161939552149636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584001" calcext:value-type="float">
            <text:p>5.84E-05</text:p>
          </table:table-cell>
          <table:table-cell table:formula="of:=SQRT([.A44])" office:value-type="float" office:value="0.790569415042095" calcext:value-type="float">
            <text:p>0.790569415042095</text:p>
          </table:table-cell>
          <table:table-cell table:formula="of:=[.B44]^(1-[.$C44])-[.$C44]/2+VLOOKUP([.$A44];[.$G$2:.$H$40];2;0)" office:value-type="float" office:value="0.0748352625924653" calcext:value-type="float">
            <text:p>0.0748352625924653</text:p>
          </table:table-cell>
          <table:table-cell table:formula="of:=IF([.D44]&gt;0;[.D44]^(1/(1-[.$C44]));0)" office:value-type="float" office:value="0.00000420750273881047" calcext:value-type="float">
            <text:p>4.20750273881047E-06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17594" calcext:value-type="float">
            <text:p>1.18E-05</text:p>
          </table:table-cell>
          <table:table-cell table:formula="of:=SQRT([.A45])" office:value-type="float" office:value="0.821583836257749" calcext:value-type="float">
            <text:p>0.821583836257749</text:p>
          </table:table-cell>
          <table:table-cell table:formula="of:=[.B45]^(1-[.$C45])-[.$C45]/2+VLOOKUP([.$A45];[.$G$2:.$H$40];2;0)" office:value-type="float" office:value="0.062288154341689" calcext:value-type="float">
            <text:p>0.062288154341689</text:p>
          </table:table-cell>
          <table:table-cell table:formula="of:=IF([.D45]&gt;0;[.D45]^(1/(1-[.$C45]));0)" office:value-type="float" office:value="0.00000017490221724939" calcext:value-type="float">
            <text:p>1.74902217249384E-07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500865" calcext:value-type="float">
            <text:p>0.00500865</text:p>
          </table:table-cell>
          <table:table-cell table:formula="of:=SQRT([.A46])" office:value-type="float" office:value="0.774596669241483" calcext:value-type="float">
            <text:p>0.774596669241483</text:p>
          </table:table-cell>
          <table:table-cell table:formula="of:=[.B46]^(1-[.$C46])-[.$C46]/2+VLOOKUP([.$A46];[.$G$2:.$H$40];2;0)" office:value-type="float" office:value="0.250785342745865" calcext:value-type="float">
            <text:p>0.250785342745865</text:p>
          </table:table-cell>
          <table:table-cell table:formula="of:=IF([.D46]&gt;0;[.D46]^(1/(1-[.$C46]));0)" office:value-type="float" office:value="0.00216276330344314" calcext:value-type="float">
            <text:p>0.00216276330344314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456938" calcext:value-type="float">
            <text:p>0.00456938</text:p>
          </table:table-cell>
          <table:table-cell table:formula="of:=SQRT([.A47])" office:value-type="float" office:value="0.806225774829855" calcext:value-type="float">
            <text:p>0.806225774829855</text:p>
          </table:table-cell>
          <table:table-cell table:formula="of:=[.B47]^(1-[.$C47])-[.$C47]/2+VLOOKUP([.$A47];[.$G$2:.$H$40];2;0)" office:value-type="float" office:value="0.291967064144227" calcext:value-type="float">
            <text:p>0.291967064144227</text:p>
          </table:table-cell>
          <table:table-cell table:formula="of:=IF([.D47]&gt;0;[.D47]^(1/(1-[.$C47]));0)" office:value-type="float" office:value="0.00174091607242033" calcext:value-type="float">
            <text:p>0.00174091607242033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08325" calcext:value-type="float">
            <text:p>0.00208325</text:p>
          </table:table-cell>
          <table:table-cell table:formula="of:=SQRT([.A48])" office:value-type="float" office:value="0.724568837309472" calcext:value-type="float">
            <text:p>0.724568837309472</text:p>
          </table:table-cell>
          <table:table-cell table:formula="of:=[.B48]^(1-[.$C48])-[.$C48]/2+VLOOKUP([.$A48];[.$G$2:.$H$40];2;0)" office:value-type="float" office:value="0.160612763222598" calcext:value-type="float">
            <text:p>0.160612763222598</text:p>
          </table:table-cell>
          <table:table-cell table:formula="of:=IF([.D48]&gt;0;[.D48]^(1/(1-[.$C48]));0)" office:value-type="float" office:value="0.00130752043829178" calcext:value-type="float">
            <text:p>0.0013075204382917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83337" calcext:value-type="float">
            <text:p>0.00183337</text:p>
          </table:table-cell>
          <table:table-cell table:formula="of:=SQRT([.A49])" office:value-type="float" office:value="0.774596669241483" calcext:value-type="float">
            <text:p>0.774596669241483</text:p>
          </table:table-cell>
          <table:table-cell table:formula="of:=[.B49]^(1-[.$C49])-[.$C49]/2+VLOOKUP([.$A49];[.$G$2:.$H$40];2;0)" office:value-type="float" office:value="0.189355752877469" calcext:value-type="float">
            <text:p>0.189355752877469</text:p>
          </table:table-cell>
          <table:table-cell table:formula="of:=IF([.D49]&gt;0;[.D49]^(1/(1-[.$C49]));0)" office:value-type="float" office:value="0.000621801981173806" calcext:value-type="float">
            <text:p>0.000621801981173806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403568" calcext:value-type="float">
            <text:p>4.04E-06</text:p>
          </table:table-cell>
          <table:table-cell table:formula="of:=SQRT([.A50])" office:value-type="float" office:value="0.724568837309472" calcext:value-type="float">
            <text:p>0.724568837309472</text:p>
          </table:table-cell>
          <table:table-cell table:formula="of:=[.B50]^(1-[.$C50])-[.$C50]/2+VLOOKUP([.$A50];[.$G$2:.$H$40];2;0)" office:value-type="float" office:value="0.0106954574237818" calcext:value-type="float">
            <text:p>0.0106954574237818</text:p>
          </table:table-cell>
          <table:table-cell table:formula="of:=IF([.D50]&gt;0;[.D50]^(1/(1-[.$C50]));0)" office:value-type="float" office:value="0.00000006993117337359" calcext:value-type="float">
            <text:p>6.99311733735881E-0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0000802112" calcext:value-type="float">
            <text:p>8.02E-11</text:p>
          </table:table-cell>
          <table:table-cell table:formula="of:=SQRT([.A51])" office:value-type="float" office:value="0.774596669241483" calcext:value-type="float">
            <text:p>0.774596669241483</text:p>
          </table:table-cell>
          <table:table-cell table:formula="of:=[.B51]^(1-[.$C51])-[.$C51]/2+VLOOKUP([.$A51];[.$G$2:.$H$40];2;0)" office:value-type="float" office:value="-0.0469599502155277" calcext:value-type="float">
            <text:p>-0.0469599502155277</text:p>
          </table:table-cell>
          <table:table-cell table:formula="of:=IF([.D51]&gt;0;[.D51]^(1/(1-[.$C51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174018" calcext:value-type="float">
            <text:p>1.74E-08</text:p>
          </table:table-cell>
          <table:table-cell table:formula="of:=SQRT([.A52])" office:value-type="float" office:value="0.806225774829855" calcext:value-type="float">
            <text:p>0.806225774829855</text:p>
          </table:table-cell>
          <table:table-cell table:formula="of:=[.B52]^(1-[.$C52])-[.$C52]/2+VLOOKUP([.$A52];[.$G$2:.$H$40];2;0)" office:value-type="float" office:value="-0.028667619884556" calcext:value-type="float">
            <text:p>-0.028667619884556</text:p>
          </table:table-cell>
          <table:table-cell table:formula="of:=IF([.D52]&gt;0;[.D52]^(1/(1-[.$C52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59788" calcext:value-type="float">
            <text:p>0.0259788</text:p>
          </table:table-cell>
          <table:table-cell table:formula="of:=SQRT([.A53])" office:value-type="float" office:value="0.707106781186548" calcext:value-type="float">
            <text:p>0.707106781186548</text:p>
          </table:table-cell>
          <table:table-cell table:formula="of:=[.B53]^(1-[.$C53])-[.$C53]/2+VLOOKUP([.$A53];[.$G$2:.$H$40];2;0)" office:value-type="float" office:value="0.333254011994108" calcext:value-type="float">
            <text:p>0.333254011994108</text:p>
          </table:table-cell>
          <table:table-cell table:formula="of:=IF([.D53]&gt;0;[.D53]^(1/(1-[.$C53]));0)" office:value-type="float" office:value="0.0234775758527587" calcext:value-type="float">
            <text:p>0.0234775758527587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33203" calcext:value-type="float">
            <text:p>0.00533203</text:p>
          </table:table-cell>
          <table:table-cell table:formula="of:=SQRT([.A54])" office:value-type="float" office:value="0.724568837309472" calcext:value-type="float">
            <text:p>0.724568837309472</text:p>
          </table:table-cell>
          <table:table-cell table:formula="of:=[.B54]^(1-[.$C54])-[.$C54]/2+VLOOKUP([.$A54];[.$G$2:.$H$40];2;0)" office:value-type="float" office:value="0.21455987972217" calcext:value-type="float">
            <text:p>0.21455987972217</text:p>
          </table:table-cell>
          <table:table-cell table:formula="of:=IF([.D54]&gt;0;[.D54]^(1/(1-[.$C54]));0)" office:value-type="float" office:value="0.00374172984423401" calcext:value-type="float">
            <text:p>0.00374172984423401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663441" calcext:value-type="float">
            <text:p>0.0663441</text:p>
          </table:table-cell>
          <table:table-cell table:formula="of:=SQRT([.A55])" office:value-type="float" office:value="0.651920240520265" calcext:value-type="float">
            <text:p>0.651920240520265</text:p>
          </table:table-cell>
          <table:table-cell table:formula="of:=[.B55]^(1-[.$C55])-[.$C55]/2+VLOOKUP([.$A55];[.$G$2:.$H$40];2;0)" office:value-type="float" office:value="0.406132498237259" calcext:value-type="float">
            <text:p>0.406132498237259</text:p>
          </table:table-cell>
          <table:table-cell table:formula="of:=IF([.D55]&gt;0;[.D55]^(1/(1-[.$C55]));0)" office:value-type="float" office:value="0.075117252131195" calcext:value-type="float">
            <text:p>0.07511725213119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977393" calcext:value-type="float">
            <text:p>0.000977393</text:p>
          </table:table-cell>
          <table:table-cell table:formula="of:=SQRT([.A56])" office:value-type="float" office:value="0.707106781186548" calcext:value-type="float">
            <text:p>0.707106781186548</text:p>
          </table:table-cell>
          <table:table-cell table:formula="of:=[.B56]^(1-[.$C56])-[.$C56]/2+VLOOKUP([.$A56];[.$G$2:.$H$40];2;0)" office:value-type="float" office:value="0.121315146272837" calcext:value-type="float">
            <text:p>0.121315146272837</text:p>
          </table:table-cell>
          <table:table-cell table:formula="of:=IF([.D56]&gt;0;[.D56]^(1/(1-[.$C56]));0)" office:value-type="float" office:value="0.000745229877470595" calcext:value-type="float">
            <text:p>0.000745229877470595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271882" calcext:value-type="float">
            <text:p>0.000271882</text:p>
          </table:table-cell>
          <table:table-cell table:formula="of:=SQRT([.A57])" office:value-type="float" office:value="0.689202437604511" calcext:value-type="float">
            <text:p>0.689202437604511</text:p>
          </table:table-cell>
          <table:table-cell table:formula="of:=[.B57]^(1-[.$C57])-[.$C57]/2+VLOOKUP([.$A57];[.$G$2:.$H$40];2;0)" office:value-type="float" office:value="0.0711038872038416" calcext:value-type="float">
            <text:p>0.0711038872038416</text:p>
          </table:table-cell>
          <table:table-cell table:formula="of:=IF([.D57]&gt;0;[.D57]^(1/(1-[.$C57]));0)" office:value-type="float" office:value="0.000202271254342116" calcext:value-type="float">
            <text:p>0.000202271254342116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04797" calcext:value-type="float">
            <text:p>0.104797</text:p>
          </table:table-cell>
          <table:table-cell table:formula="of:=SQRT([.A58])" office:value-type="float" office:value="0.591607978309962" calcext:value-type="float">
            <text:p>0.591607978309962</text:p>
          </table:table-cell>
          <table:table-cell table:formula="of:=[.B58]^(1-[.$C58])-[.$C58]/2+VLOOKUP([.$A58];[.$G$2:.$H$40];2;0)" office:value-type="float" office:value="0.443331650042722" calcext:value-type="float">
            <text:p>0.443331650042722</text:p>
          </table:table-cell>
          <table:table-cell table:formula="of:=IF([.D58]&gt;0;[.D58]^(1/(1-[.$C58]));0)" office:value-type="float" office:value="0.136448955321388" calcext:value-type="float">
            <text:p>0.13644895532138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0309" calcext:value-type="float">
            <text:p>0.020309</text:p>
          </table:table-cell>
          <table:table-cell table:formula="of:=SQRT([.A59])" office:value-type="float" office:value="0.707106781186548" calcext:value-type="float">
            <text:p>0.707106781186548</text:p>
          </table:table-cell>
          <table:table-cell table:formula="of:=[.B59]^(1-[.$C59])-[.$C59]/2+VLOOKUP([.$A59];[.$G$2:.$H$40];2;0)" office:value-type="float" office:value="0.309369632519469" calcext:value-type="float">
            <text:p>0.309369632519469</text:p>
          </table:table-cell>
          <table:table-cell table:formula="of:=IF([.D59]&gt;0;[.D59]^(1/(1-[.$C59]));0)" office:value-type="float" office:value="0.01821302105578" calcext:value-type="float">
            <text:p>0.01821302105578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486389" calcext:value-type="float">
            <text:p>0.00486389</text:p>
          </table:table-cell>
          <table:table-cell table:formula="of:=SQRT([.A60])" office:value-type="float" office:value="0.741619848709566" calcext:value-type="float">
            <text:p>0.741619848709566</text:p>
          </table:table-cell>
          <table:table-cell table:formula="of:=[.B60]^(1-[.$C60])-[.$C60]/2+VLOOKUP([.$A60];[.$G$2:.$H$40];2;0)" office:value-type="float" office:value="0.217789109722412" calcext:value-type="float">
            <text:p>0.217789109722412</text:p>
          </table:table-cell>
          <table:table-cell table:formula="of:=IF([.D60]&gt;0;[.D60]^(1/(1-[.$C60]));0)" office:value-type="float" office:value="0.00274172338637712" calcext:value-type="float">
            <text:p>0.00274172338637712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184232" calcext:value-type="float">
            <text:p>1.84E-05</text:p>
          </table:table-cell>
          <table:table-cell table:formula="of:=SQRT([.A61])" office:value-type="float" office:value="0.790569415042095" calcext:value-type="float">
            <text:p>0.790569415042095</text:p>
          </table:table-cell>
          <table:table-cell table:formula="of:=[.B61]^(1-[.$C61])-[.$C61]/2+VLOOKUP([.$A61];[.$G$2:.$H$40];2;0)" office:value-type="float" office:value="0.0469688164621173" calcext:value-type="float">
            <text:p>0.0469688164621173</text:p>
          </table:table-cell>
          <table:table-cell table:formula="of:=IF([.D61]&gt;0;[.D61]^(1/(1-[.$C61]));0)" office:value-type="float" office:value="0.00000045508004601845" calcext:value-type="float">
            <text:p>4.55080046018452E-0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09135" calcext:value-type="float">
            <text:p>0.0509135</text:p>
          </table:table-cell>
          <table:table-cell table:formula="of:=SQRT([.A62])" office:value-type="float" office:value="0.632455532033676" calcext:value-type="float">
            <text:p>0.632455532033676</text:p>
          </table:table-cell>
          <table:table-cell table:formula="of:=[.B62]^(1-[.$C62])-[.$C62]/2+VLOOKUP([.$A62];[.$G$2:.$H$40];2;0)" office:value-type="float" office:value="0.362227572017679" calcext:value-type="float">
            <text:p>0.362227572017679</text:p>
          </table:table-cell>
          <table:table-cell table:formula="of:=IF([.D62]&gt;0;[.D62]^(1/(1-[.$C62]));0)" office:value-type="float" office:value="0.0631095179736952" calcext:value-type="float">
            <text:p>0.0631095179736952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728926" calcext:value-type="float">
            <text:p>0.00728926</text:p>
          </table:table-cell>
          <table:table-cell table:formula="of:=SQRT([.A63])" office:value-type="float" office:value="0.591607978309962" calcext:value-type="float">
            <text:p>0.591607978309962</text:p>
          </table:table-cell>
          <table:table-cell table:formula="of:=[.B63]^(1-[.$C63])-[.$C63]/2+VLOOKUP([.$A63];[.$G$2:.$H$40];2;0)" office:value-type="float" office:value="0.179309303948783" calcext:value-type="float">
            <text:p>0.179309303948783</text:p>
          </table:table-cell>
          <table:table-cell table:formula="of:=IF([.D63]&gt;0;[.D63]^(1/(1-[.$C63]));0)" office:value-type="float" office:value="0.0148713786624314" calcext:value-type="float">
            <text:p>0.0148713786624314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750349" calcext:value-type="float">
            <text:p>0.00750349</text:p>
          </table:table-cell>
          <table:table-cell table:formula="of:=SQRT([.A64])" office:value-type="float" office:value="0.724568837309472" calcext:value-type="float">
            <text:p>0.724568837309472</text:p>
          </table:table-cell>
          <table:table-cell table:formula="of:=[.B64]^(1-[.$C64])-[.$C64]/2+VLOOKUP([.$A64];[.$G$2:.$H$40];2;0)" office:value-type="float" office:value="0.237899056503893" calcext:value-type="float">
            <text:p>0.237899056503893</text:p>
          </table:table-cell>
          <table:table-cell table:formula="of:=IF([.D64]&gt;0;[.D64]^(1/(1-[.$C64]));0)" office:value-type="float" office:value="0.00544360976418355" calcext:value-type="float">
            <text:p>0.0054436097641835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158705" calcext:value-type="float">
            <text:p>1.59E-05</text:p>
          </table:table-cell>
          <table:table-cell table:formula="of:=SQRT([.A65])" office:value-type="float" office:value="0.707106781186548" calcext:value-type="float">
            <text:p>0.707106781186548</text:p>
          </table:table-cell>
          <table:table-cell table:formula="of:=[.B65]^(1-[.$C65])-[.$C65]/2+VLOOKUP([.$A65];[.$G$2:.$H$40];2;0)" office:value-type="float" office:value="0.0292610254540347" calcext:value-type="float">
            <text:p>0.0292610254540347</text:p>
          </table:table-cell>
          <table:table-cell table:formula="of:=IF([.D65]&gt;0;[.D65]^(1/(1-[.$C65]));0)" office:value-type="float" office:value="0.00000580209657502572" calcext:value-type="float">
            <text:p>5.80209657502572E-06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268055" calcext:value-type="float">
            <text:p>0.0268055</text:p>
          </table:table-cell>
          <table:table-cell table:formula="of:=SQRT([.A66])" office:value-type="float" office:value="0.790569415042095" calcext:value-type="float">
            <text:p>0.790569415042095</text:p>
          </table:table-cell>
          <table:table-cell table:formula="of:=[.B66]^(1-[.$C66])-[.$C66]/2+VLOOKUP([.$A66];[.$G$2:.$H$40];2;0)" office:value-type="float" office:value="0.413631793870785" calcext:value-type="float">
            <text:p>0.413631793870785</text:p>
          </table:table-cell>
          <table:table-cell table:formula="of:=IF([.D66]&gt;0;[.D66]^(1/(1-[.$C66]));0)" office:value-type="float" office:value="0.0147702642385851" calcext:value-type="float">
            <text:p>0.0147702642385851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30682" calcext:value-type="float">
            <text:p>0.000530682</text:p>
          </table:table-cell>
          <table:table-cell table:formula="of:=SQRT([.A67])" office:value-type="float" office:value="0.689202437604511" calcext:value-type="float">
            <text:p>0.689202437604511</text:p>
          </table:table-cell>
          <table:table-cell table:formula="of:=[.B67]^(1-[.$C67])-[.$C67]/2+VLOOKUP([.$A67];[.$G$2:.$H$40];2;0)" office:value-type="float" office:value="0.0891134171637853" calcext:value-type="float">
            <text:p>0.0891134171637853</text:p>
          </table:table-cell>
          <table:table-cell table:formula="of:=IF([.D67]&gt;0;[.D67]^(1/(1-[.$C67]));0)" office:value-type="float" office:value="0.000418226973850142" calcext:value-type="float">
            <text:p>0.000418226973850142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43642" calcext:value-type="float">
            <text:p>0.00143642</text:p>
          </table:table-cell>
          <table:table-cell table:formula="of:=SQRT([.A68])" office:value-type="float" office:value="0.806225774829855" calcext:value-type="float">
            <text:p>0.806225774829855</text:p>
          </table:table-cell>
          <table:table-cell table:formula="of:=[.B68]^(1-[.$C68])-[.$C68]/2+VLOOKUP([.$A68];[.$G$2:.$H$40];2;0)" office:value-type="float" office:value="0.221258768984595" calcext:value-type="float">
            <text:p>0.221258768984595</text:p>
          </table:table-cell>
          <table:table-cell table:formula="of:=IF([.D68]&gt;0;[.D68]^(1/(1-[.$C68]));0)" office:value-type="float" office:value="0.000416163466064177" calcext:value-type="float">
            <text:p>0.000416163466064177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93394" calcext:value-type="float">
            <text:p>0.000293394</text:p>
          </table:table-cell>
          <table:table-cell table:formula="of:=SQRT([.A69])" office:value-type="float" office:value="0.774596669241483" calcext:value-type="float">
            <text:p>0.774596669241483</text:p>
          </table:table-cell>
          <table:table-cell table:formula="of:=[.B69]^(1-[.$C69])-[.$C69]/2+VLOOKUP([.$A69];[.$G$2:.$H$40];2;0)" office:value-type="float" office:value="0.107603159484171" calcext:value-type="float">
            <text:p>0.107603159484171</text:p>
          </table:table-cell>
          <table:table-cell table:formula="of:=IF([.D69]&gt;0;[.D69]^(1/(1-[.$C69]));0)" office:value-type="float" office:value="0.0000506640353871225" calcext:value-type="float">
            <text:p>5.06640353871225E-05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87269" calcext:value-type="float">
            <text:p>0.0387269</text:p>
          </table:table-cell>
          <table:table-cell table:formula="of:=SQRT([.A70])" office:value-type="float" office:value="0.689202437604511" calcext:value-type="float">
            <text:p>0.689202437604511</text:p>
          </table:table-cell>
          <table:table-cell table:formula="of:=[.B70]^(1-[.$C70])-[.$C70]/2+VLOOKUP([.$A70];[.$G$2:.$H$40];2;0)" office:value-type="float" office:value="0.357201530597948" calcext:value-type="float">
            <text:p>0.357201530597948</text:p>
          </table:table-cell>
          <table:table-cell table:formula="of:=IF([.D70]&gt;0;[.D70]^(1/(1-[.$C70]));0)" office:value-type="float" office:value="0.0364322386291918" calcext:value-type="float">
            <text:p>0.0364322386291918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551029" calcext:value-type="float">
            <text:p>5.51E-08</text:p>
          </table:table-cell>
          <table:table-cell table:formula="of:=SQRT([.A71])" office:value-type="float" office:value="0.806225774829855" calcext:value-type="float">
            <text:p>0.806225774829855</text:p>
          </table:table-cell>
          <table:table-cell table:formula="of:=[.B71]^(1-[.$C71])-[.$C71]/2+VLOOKUP([.$A71];[.$G$2:.$H$40];2;0)" office:value-type="float" office:value="-0.0208186133713921" calcext:value-type="float">
            <text:p>-0.0208186133713921</text:p>
          </table:table-cell>
          <table:table-cell table:formula="of:=IF([.D71]&gt;0;[.D71]^(1/(1-[.$C71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25304" calcext:value-type="float">
            <text:p>0.000325304</text:p>
          </table:table-cell>
          <table:table-cell table:formula="of:=SQRT([.A72])" office:value-type="float" office:value="0.741619848709566" calcext:value-type="float">
            <text:p>0.741619848709566</text:p>
          </table:table-cell>
          <table:table-cell table:formula="of:=[.B72]^(1-[.$C72])-[.$C72]/2+VLOOKUP([.$A72];[.$G$2:.$H$40];2;0)" office:value-type="float" office:value="0.0907884282433848" calcext:value-type="float">
            <text:p>0.0907884282433848</text:p>
          </table:table-cell>
          <table:table-cell table:formula="of:=IF([.D72]&gt;0;[.D72]^(1/(1-[.$C72]));0)" office:value-type="float" office:value="0.0000927471380451487" calcext:value-type="float">
            <text:p>9.27471380451487E-05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273665" calcext:value-type="float">
            <text:p>0.0273665</text:p>
          </table:table-cell>
          <table:table-cell table:formula="of:=SQRT([.A73])" office:value-type="float" office:value="0.741619848709566" calcext:value-type="float">
            <text:p>0.741619848709566</text:p>
          </table:table-cell>
          <table:table-cell table:formula="of:=[.B73]^(1-[.$C73])-[.$C73]/2+VLOOKUP([.$A73];[.$G$2:.$H$40];2;0)" office:value-type="float" office:value="0.359877006777235" calcext:value-type="float">
            <text:p>0.359877006777235</text:p>
          </table:table-cell>
          <table:table-cell table:formula="of:=IF([.D73]&gt;0;[.D73]^(1/(1-[.$C73]));0)" office:value-type="float" office:value="0.0191512954358307" calcext:value-type="float">
            <text:p>0.0191512954358307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944872" calcext:value-type="float">
            <text:p>9.45E-05</text:p>
          </table:table-cell>
          <table:table-cell table:formula="of:=SQRT([.A74])" office:value-type="float" office:value="0.758287544405155" calcext:value-type="float">
            <text:p>0.758287544405155</text:p>
          </table:table-cell>
          <table:table-cell table:formula="of:=[.B74]^(1-[.$C74])-[.$C74]/2+VLOOKUP([.$A74];[.$G$2:.$H$40];2;0)" office:value-type="float" office:value="0.0648001229261539" calcext:value-type="float">
            <text:p>0.0648001229261539</text:p>
          </table:table-cell>
          <table:table-cell table:formula="of:=IF([.D74]&gt;0;[.D74]^(1/(1-[.$C74]));0)" office:value-type="float" office:value="0.0000121147460583792" calcext:value-type="float">
            <text:p>1.21147460583792E-0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12897" calcext:value-type="float">
            <text:p>0.0112897</text:p>
          </table:table-cell>
          <table:table-cell table:formula="of:=SQRT([.A75])" office:value-type="float" office:value="0.707106781186548" calcext:value-type="float">
            <text:p>0.707106781186548</text:p>
          </table:table-cell>
          <table:table-cell table:formula="of:=[.B75]^(1-[.$C75])-[.$C75]/2+VLOOKUP([.$A75];[.$G$2:.$H$40];2;0)" office:value-type="float" office:value="0.258903574498091" calcext:value-type="float">
            <text:p>0.258903574498091</text:p>
          </table:table-cell>
          <table:table-cell table:formula="of:=IF([.D75]&gt;0;[.D75]^(1/(1-[.$C75]));0)" office:value-type="float" office:value="0.00991580457750485" calcext:value-type="float">
            <text:p>0.00991580457750485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01" calcext:value-type="float">
            <text:p>0.000101</text:p>
          </table:table-cell>
          <table:table-cell table:formula="of:=SQRT([.A76])" office:value-type="float" office:value="0.724568837309472" calcext:value-type="float">
            <text:p>0.724568837309472</text:p>
          </table:table-cell>
          <table:table-cell table:formula="of:=[.B76]^(1-[.$C76])-[.$C76]/2+VLOOKUP([.$A76];[.$G$2:.$H$40];2;0)" office:value-type="float" office:value="0.0573491429314836" calcext:value-type="float">
            <text:p>0.0573491429314836</text:p>
          </table:table-cell>
          <table:table-cell table:formula="of:=IF([.D76]&gt;0;[.D76]^(1/(1-[.$C76]));0)" office:value-type="float" office:value="0.0000310899082723196" calcext:value-type="float">
            <text:p>3.10899082723196E-05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158161" calcext:value-type="float">
            <text:p>1.58E-06</text:p>
          </table:table-cell>
          <table:table-cell table:formula="of:=SQRT([.A77])" office:value-type="float" office:value="0.724568837309472" calcext:value-type="float">
            <text:p>0.724568837309472</text:p>
          </table:table-cell>
          <table:table-cell table:formula="of:=[.B77]^(1-[.$C77])-[.$C77]/2+VLOOKUP([.$A77];[.$G$2:.$H$40];2;0)" office:value-type="float" office:value="0.00326341154776821" calcext:value-type="float">
            <text:p>0.00326341154776821</text:p>
          </table:table-cell>
          <table:table-cell table:formula="of:=IF([.D77]&gt;0;[.D77]^(1/(1-[.$C77]));0)" office:value-type="float" office:value="0.000000000939636518" calcext:value-type="float">
            <text:p>9.39636517995351E-10</text:p>
          </table:table-cell>
          <table:table-cell table:number-columns-repeated="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89803" calcext:value-type="float">
            <text:p>0.0789803</text:p>
          </table:table-cell>
          <table:table-cell table:formula="of:=SQRT([.A78])" office:value-type="float" office:value="0.612372435695794" calcext:value-type="float">
            <text:p>0.612372435695794</text:p>
          </table:table-cell>
          <table:table-cell table:formula="of:=[.B78]^(1-[.$C78])-[.$C78]/2+VLOOKUP([.$A78];[.$G$2:.$H$40];2;0)" office:value-type="float" office:value="0.416622414892138" calcext:value-type="float">
            <text:p>0.416622414892138</text:p>
          </table:table-cell>
          <table:table-cell table:formula="of:=IF([.D78]&gt;0;[.D78]^(1/(1-[.$C78]));0)" office:value-type="float" office:value="0.104475294004568" calcext:value-type="float">
            <text:p>0.104475294004568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06509" calcext:value-type="float">
            <text:p>0.00206509</text:p>
          </table:table-cell>
          <table:table-cell table:formula="of:=SQRT([.A79])" office:value-type="float" office:value="0.741619848709566" calcext:value-type="float">
            <text:p>0.741619848709566</text:p>
          </table:table-cell>
          <table:table-cell table:formula="of:=[.B79]^(1-[.$C79])-[.$C79]/2+VLOOKUP([.$A79];[.$G$2:.$H$40];2;0)" office:value-type="float" office:value="0.167641035756772" calcext:value-type="float">
            <text:p>0.167641035756772</text:p>
          </table:table-cell>
          <table:table-cell table:formula="of:=IF([.D79]&gt;0;[.D79]^(1/(1-[.$C79]));0)" office:value-type="float" office:value="0.000995738563269022" calcext:value-type="float">
            <text:p>0.000995738563269022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03559" calcext:value-type="float">
            <text:p>0.00503559</text:p>
          </table:table-cell>
          <table:table-cell table:formula="of:=SQRT([.A80])" office:value-type="float" office:value="0.724568837309472" calcext:value-type="float">
            <text:p>0.724568837309472</text:p>
          </table:table-cell>
          <table:table-cell table:formula="of:=[.B80]^(1-[.$C80])-[.$C80]/2+VLOOKUP([.$A80];[.$G$2:.$H$40];2;0)" office:value-type="float" office:value="0.210862296888775" calcext:value-type="float">
            <text:p>0.210862296888775</text:p>
          </table:table-cell>
          <table:table-cell table:formula="of:=IF([.D80]&gt;0;[.D80]^(1/(1-[.$C80]));0)" office:value-type="float" office:value="0.00351287235908289" calcext:value-type="float">
            <text:p>0.0035128723590828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5072" calcext:value-type="float">
            <text:p>0.0015072</text:p>
          </table:table-cell>
          <table:table-cell table:formula="of:=SQRT([.A81])" office:value-type="float" office:value="0.707106781186548" calcext:value-type="float">
            <text:p>0.707106781186548</text:p>
          </table:table-cell>
          <table:table-cell table:formula="of:=[.B81]^(1-[.$C81])-[.$C81]/2+VLOOKUP([.$A81];[.$G$2:.$H$40];2;0)" office:value-type="float" office:value="0.139080233567628" calcext:value-type="float">
            <text:p>0.139080233567628</text:p>
          </table:table-cell>
          <table:table-cell table:formula="of:=IF([.D81]&gt;0;[.D81]^(1/(1-[.$C81]));0)" office:value-type="float" office:value="0.00118829740329777" calcext:value-type="float">
            <text:p>0.00118829740329777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294929" calcext:value-type="float">
            <text:p>2.95E-05</text:p>
          </table:table-cell>
          <table:table-cell table:formula="of:=SQRT([.A82])" office:value-type="float" office:value="0.689202437604511" calcext:value-type="float">
            <text:p>0.689202437604511</text:p>
          </table:table-cell>
          <table:table-cell table:formula="of:=[.B82]^(1-[.$C82])-[.$C82]/2+VLOOKUP([.$A82];[.$G$2:.$H$40];2;0)" office:value-type="float" office:value="0.0322382637465866" calcext:value-type="float">
            <text:p>0.0322382637465866</text:p>
          </table:table-cell>
          <table:table-cell table:formula="of:=IF([.D82]&gt;0;[.D82]^(1/(1-[.$C82]));0)" office:value-type="float" office:value="0.000015872426471707" calcext:value-type="float">
            <text:p>1.5872426471707E-0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76964" calcext:value-type="float">
            <text:p>0.0676964</text:p>
          </table:table-cell>
          <table:table-cell table:formula="of:=SQRT([.A83])" office:value-type="float" office:value="0.707106781186548" calcext:value-type="float">
            <text:p>0.707106781186548</text:p>
          </table:table-cell>
          <table:table-cell table:formula="of:=[.B83]^(1-[.$C83])-[.$C83]/2+VLOOKUP([.$A83];[.$G$2:.$H$40];2;0)" office:value-type="float" office:value="0.444414931101932" calcext:value-type="float">
            <text:p>0.444414931101932</text:p>
          </table:table-cell>
          <table:table-cell table:formula="of:=IF([.D83]&gt;0;[.D83]^(1/(1-[.$C83]));0)" office:value-type="float" office:value="0.0627299878353614" calcext:value-type="float">
            <text:p>0.0627299878353614</text:p>
          </table:table-cell>
          <table:table-cell table:number-columns-repeated="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149504" calcext:value-type="float">
            <text:p>1.50E-08</text:p>
          </table:table-cell>
          <table:table-cell table:formula="of:=SQRT([.A84])" office:value-type="float" office:value="0.85146931829632" calcext:value-type="float">
            <text:p>0.85146931829632</text:p>
          </table:table-cell>
          <table:table-cell table:formula="of:=[.B84]^(1-[.$C84])-[.$C84]/2+VLOOKUP([.$A84];[.$G$2:.$H$40];2;0)" office:value-type="float" office:value="-0.000305996104883743" calcext:value-type="float">
            <text:p>-0.000305996104883743</text:p>
          </table:table-cell>
          <table:table-cell table:formula="of:=IF([.D84]&gt;0;[.D84]^(1/(1-[.$C84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33601" calcext:value-type="float">
            <text:p>0.00333601</text:p>
          </table:table-cell>
          <table:table-cell table:formula="of:=SQRT([.A85])" office:value-type="float" office:value="0.707106781186548" calcext:value-type="float">
            <text:p>0.707106781186548</text:p>
          </table:table-cell>
          <table:table-cell table:formula="of:=[.B85]^(1-[.$C85])-[.$C85]/2+VLOOKUP([.$A85];[.$G$2:.$H$40];2;0)" office:value-type="float" office:value="0.178149243799413" calcext:value-type="float">
            <text:p>0.178149243799413</text:p>
          </table:table-cell>
          <table:table-cell table:formula="of:=IF([.D85]&gt;0;[.D85]^(1/(1-[.$C85]));0)" office:value-type="float" office:value="0.00276704686227823" calcext:value-type="float">
            <text:p>0.00276704686227823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7882" calcext:value-type="float">
            <text:p>0.000267882</text:p>
          </table:table-cell>
          <table:table-cell table:formula="of:=SQRT([.A86])" office:value-type="float" office:value="0.790569415042095" calcext:value-type="float">
            <text:p>0.790569415042095</text:p>
          </table:table-cell>
          <table:table-cell table:formula="of:=[.B86]^(1-[.$C86])-[.$C86]/2+VLOOKUP([.$A86];[.$G$2:.$H$40];2;0)" office:value-type="float" office:value="0.123619005123541" calcext:value-type="float">
            <text:p>0.123619005123541</text:p>
          </table:table-cell>
          <table:table-cell table:formula="of:=IF([.D86]&gt;0;[.D86]^(1/(1-[.$C86]));0)" office:value-type="float" office:value="0.0000462212426952324" calcext:value-type="float">
            <text:p>4.62212426952324E-05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873889" calcext:value-type="float">
            <text:p>0.00873889</text:p>
          </table:table-cell>
          <table:table-cell table:formula="of:=SQRT([.A87])" office:value-type="float" office:value="0.724568837309472" calcext:value-type="float">
            <text:p>0.724568837309472</text:p>
          </table:table-cell>
          <table:table-cell table:formula="of:=[.B87]^(1-[.$C87])-[.$C87]/2+VLOOKUP([.$A87];[.$G$2:.$H$40];2;0)" office:value-type="float" office:value="0.249041221658671" calcext:value-type="float">
            <text:p>0.249041221658671</text:p>
          </table:table-cell>
          <table:table-cell table:formula="of:=IF([.D87]&gt;0;[.D87]^(1/(1-[.$C87]));0)" office:value-type="float" office:value="0.00642775551293401" calcext:value-type="float">
            <text:p>0.00642775551293401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630797" calcext:value-type="float">
            <text:p>0.0630797</text:p>
          </table:table-cell>
          <table:table-cell table:formula="of:=SQRT([.A88])" office:value-type="float" office:value="0.670820393249937" calcext:value-type="float">
            <text:p>0.670820393249937</text:p>
          </table:table-cell>
          <table:table-cell table:formula="of:=[.B88]^(1-[.$C88])-[.$C88]/2+VLOOKUP([.$A88];[.$G$2:.$H$40];2;0)" office:value-type="float" office:value="0.407757587385126" calcext:value-type="float">
            <text:p>0.407757587385126</text:p>
          </table:table-cell>
          <table:table-cell table:formula="of:=IF([.D88]&gt;0;[.D88]^(1/(1-[.$C88]));0)" office:value-type="float" office:value="0.0655326637008295" calcext:value-type="float">
            <text:p>0.065532663700829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695179" calcext:value-type="float">
            <text:p>6.95E-06</text:p>
          </table:table-cell>
          <table:table-cell table:formula="of:=SQRT([.A89])" office:value-type="float" office:value="0.774596669241483" calcext:value-type="float">
            <text:p>0.774596669241483</text:p>
          </table:table-cell>
          <table:table-cell table:formula="of:=[.B89]^(1-[.$C89])-[.$C89]/2+VLOOKUP([.$A89];[.$G$2:.$H$40];2;0)" office:value-type="float" office:value="0.0165075606416546" calcext:value-type="float">
            <text:p>0.0165075606416546</text:p>
          </table:table-cell>
          <table:table-cell table:formula="of:=IF([.D89]&gt;0;[.D89]^(1/(1-[.$C89]));0)" office:value-type="float" office:value="0.00000001238126539948" calcext:value-type="float">
            <text:p>1.23812653994814E-0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07892" calcext:value-type="float">
            <text:p>0.0207892</text:p>
          </table:table-cell>
          <table:table-cell table:formula="of:=SQRT([.A90])" office:value-type="float" office:value="0.774596669241483" calcext:value-type="float">
            <text:p>0.774596669241483</text:p>
          </table:table-cell>
          <table:table-cell table:formula="of:=[.B90]^(1-[.$C90])-[.$C90]/2+VLOOKUP([.$A90];[.$G$2:.$H$40];2;0)" office:value-type="float" office:value="0.365410450173643" calcext:value-type="float">
            <text:p>0.365410450173643</text:p>
          </table:table-cell>
          <table:table-cell table:formula="of:=IF([.D90]&gt;0;[.D90]^(1/(1-[.$C90]));0)" office:value-type="float" office:value="0.0114889776491537" calcext:value-type="float">
            <text:p>0.0114889776491537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63035" calcext:value-type="float">
            <text:p>0.000663035</text:p>
          </table:table-cell>
          <table:table-cell table:formula="of:=SQRT([.A91])" office:value-type="float" office:value="0.670820393249937" calcext:value-type="float">
            <text:p>0.670820393249937</text:p>
          </table:table-cell>
          <table:table-cell table:formula="of:=[.B91]^(1-[.$C91])-[.$C91]/2+VLOOKUP([.$A91];[.$G$2:.$H$40];2;0)" office:value-type="float" office:value="0.09497931295552" calcext:value-type="float">
            <text:p>0.09497931295552</text:p>
          </table:table-cell>
          <table:table-cell table:formula="of:=IF([.D91]&gt;0;[.D91]^(1/(1-[.$C91]));0)" office:value-type="float" office:value="0.000783763350523387" calcext:value-type="float">
            <text:p>0.000783763350523387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03833" calcext:value-type="float">
            <text:p>0.0103833</text:p>
          </table:table-cell>
          <table:table-cell table:formula="of:=SQRT([.A92])" office:value-type="float" office:value="0.758287544405155" calcext:value-type="float">
            <text:p>0.758287544405155</text:p>
          </table:table-cell>
          <table:table-cell table:formula="of:=[.B92]^(1-[.$C92])-[.$C92]/2+VLOOKUP([.$A92];[.$G$2:.$H$40];2;0)" office:value-type="float" office:value="0.289867965863931" calcext:value-type="float">
            <text:p>0.289867965863931</text:p>
          </table:table-cell>
          <table:table-cell table:formula="of:=IF([.D92]&gt;0;[.D92]^(1/(1-[.$C92]));0)" office:value-type="float" office:value="0.00595721367370455" calcext:value-type="float">
            <text:p>0.00595721367370455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121363" calcext:value-type="float">
            <text:p>1.21E-06</text:p>
          </table:table-cell>
          <table:table-cell table:formula="of:=SQRT([.A93])" office:value-type="float" office:value="0.741619848709566" calcext:value-type="float">
            <text:p>0.741619848709566</text:p>
          </table:table-cell>
          <table:table-cell table:formula="of:=[.B93]^(1-[.$C93])-[.$C93]/2+VLOOKUP([.$A93];[.$G$2:.$H$40];2;0)" office:value-type="float" office:value="-0.00515922136222818" calcext:value-type="float">
            <text:p>-0.00515922136222818</text:p>
          </table:table-cell>
          <table:table-cell table:formula="of:=IF([.D93]&gt;0;[.D93]^(1/(1-[.$C93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0253644" calcext:value-type="float">
            <text:p>2.54E-09</text:p>
          </table:table-cell>
          <table:table-cell table:formula="of:=SQRT([.A94])" office:value-type="float" office:value="0.821583836257749" calcext:value-type="float">
            <text:p>0.821583836257749</text:p>
          </table:table-cell>
          <table:table-cell table:formula="of:=[.B94]^(1-[.$C94])-[.$C94]/2+VLOOKUP([.$A94];[.$G$2:.$H$40];2;0)" office:value-type="float" office:value="-0.0404156318272392" calcext:value-type="float">
            <text:p>-0.0404156318272392</text:p>
          </table:table-cell>
          <table:table-cell table:formula="of:=IF([.D94]&gt;0;[.D94]^(1/(1-[.$C94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303165" calcext:value-type="float">
            <text:p>0.0303165</text:p>
          </table:table-cell>
          <table:table-cell table:formula="of:=SQRT([.A95])" office:value-type="float" office:value="0.741619848709566" calcext:value-type="float">
            <text:p>0.741619848709566</text:p>
          </table:table-cell>
          <table:table-cell table:formula="of:=[.B95]^(1-[.$C95])-[.$C95]/2+VLOOKUP([.$A95];[.$G$2:.$H$40];2;0)" office:value-type="float" office:value="0.370455097284833" calcext:value-type="float">
            <text:p>0.370455097284833</text:p>
          </table:table-cell>
          <table:table-cell table:formula="of:=IF([.D95]&gt;0;[.D95]^(1/(1-[.$C95]));0)" office:value-type="float" office:value="0.021423568663752" calcext:value-type="float">
            <text:p>0.021423568663752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737899" calcext:value-type="float">
            <text:p>7.38E-05</text:p>
          </table:table-cell>
          <table:table-cell table:formula="of:=SQRT([.A96])" office:value-type="float" office:value="0.758287544405155" calcext:value-type="float">
            <text:p>0.758287544405155</text:p>
          </table:table-cell>
          <table:table-cell table:formula="of:=[.B96]^(1-[.$C96])-[.$C96]/2+VLOOKUP([.$A96];[.$G$2:.$H$40];2;0)" office:value-type="float" office:value="0.0586241233978692" calcext:value-type="float">
            <text:p>0.0586241233978692</text:p>
          </table:table-cell>
          <table:table-cell table:formula="of:=IF([.D96]&gt;0;[.D96]^(1/(1-[.$C96]));0)" office:value-type="float" office:value="0.00000800480238260877" calcext:value-type="float">
            <text:p>8.00480238260877E-0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444859" calcext:value-type="float">
            <text:p>4.45E-06</text:p>
          </table:table-cell>
          <table:table-cell table:formula="of:=SQRT([.A97])" office:value-type="float" office:value="0.774596669241483" calcext:value-type="float">
            <text:p>0.774596669241483</text:p>
          </table:table-cell>
          <table:table-cell table:formula="of:=[.B97]^(1-[.$C97])-[.$C97]/2+VLOOKUP([.$A97];[.$G$2:.$H$40];2;0)" office:value-type="float" office:value="0.00992460647624877" calcext:value-type="float">
            <text:p>0.00992460647624877</text:p>
          </table:table-cell>
          <table:table-cell table:formula="of:=IF([.D97]&gt;0;[.D97]^(1/(1-[.$C97]));0)" office:value-type="float" office:value="0.00000000129549343444" calcext:value-type="float">
            <text:p>1.29549343443653E-0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44016" calcext:value-type="float">
            <text:p>0.0244016</text:p>
          </table:table-cell>
          <table:table-cell table:formula="of:=SQRT([.A98])" office:value-type="float" office:value="0.707106781186548" calcext:value-type="float">
            <text:p>0.707106781186548</text:p>
          </table:table-cell>
          <table:table-cell table:formula="of:=[.B98]^(1-[.$C98])-[.$C98]/2+VLOOKUP([.$A98];[.$G$2:.$H$40];2;0)" office:value-type="float" office:value="0.327014053288216" calcext:value-type="float">
            <text:p>0.327014053288216</text:p>
          </table:table-cell>
          <table:table-cell table:formula="of:=IF([.D98]&gt;0;[.D98]^(1/(1-[.$C98]));0)" office:value-type="float" office:value="0.022010305786558" calcext:value-type="float">
            <text:p>0.022010305786558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863079" calcext:value-type="float">
            <text:p>0.00863079</text:p>
          </table:table-cell>
          <table:table-cell table:formula="of:=SQRT([.A99])" office:value-type="float" office:value="0.651920240520265" calcext:value-type="float">
            <text:p>0.651920240520265</text:p>
          </table:table-cell>
          <table:table-cell table:formula="of:=[.B99]^(1-[.$C99])-[.$C99]/2+VLOOKUP([.$A99];[.$G$2:.$H$40];2;0)" office:value-type="float" office:value="0.20842397166124" calcext:value-type="float">
            <text:p>0.20842397166124</text:p>
          </table:table-cell>
          <table:table-cell table:formula="of:=IF([.D99]&gt;0;[.D99]^(1/(1-[.$C99]));0)" office:value-type="float" office:value="0.0110509981891409" calcext:value-type="float">
            <text:p>0.0110509981891409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9087" calcext:value-type="float">
            <text:p>0.029087</text:p>
          </table:table-cell>
          <table:table-cell table:formula="of:=SQRT([.A100])" office:value-type="float" office:value="0.651920240520265" calcext:value-type="float">
            <text:p>0.651920240520265</text:p>
          </table:table-cell>
          <table:table-cell table:formula="of:=[.B100]^(1-[.$C100])-[.$C100]/2+VLOOKUP([.$A100];[.$G$2:.$H$40];2;0)" office:value-type="float" office:value="0.30909011024936" calcext:value-type="float">
            <text:p>0.30909011024936</text:p>
          </table:table-cell>
          <table:table-cell table:formula="of:=IF([.D100]&gt;0;[.D100]^(1/(1-[.$C100]));0)" office:value-type="float" office:value="0.0342817576678336" calcext:value-type="float">
            <text:p>0.0342817576678336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4919" calcext:value-type="float">
            <text:p>0.00224919</text:p>
          </table:table-cell>
          <table:table-cell table:formula="of:=SQRT([.A101])" office:value-type="float" office:value="0.651920240520265" calcext:value-type="float">
            <text:p>0.651920240520265</text:p>
          </table:table-cell>
          <table:table-cell table:formula="of:=[.B101]^(1-[.$C101])-[.$C101]/2+VLOOKUP([.$A101];[.$G$2:.$H$40];2;0)" office:value-type="float" office:value="0.136938053445775" calcext:value-type="float">
            <text:p>0.136938053445775</text:p>
          </table:table-cell>
          <table:table-cell table:formula="of:=IF([.D101]&gt;0;[.D101]^(1/(1-[.$C101]));0)" office:value-type="float" office:value="0.00330610098905667" calcext:value-type="float">
            <text:p>0.00330610098905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119680113792242" calcext:value-type="float">
            <text:p>0.0119680113792242</text:p>
          </table:table-cell>
          <table:table-cell table:formula="of:=AVERAGE([.C2:.C101])" office:value-type="float" office:value="0.720847535166033" calcext:value-type="float">
            <text:p>0.720847535166033</text:p>
          </table:table-cell>
          <table:table-cell table:formula="of:=AVERAGE([.D2:.D101])" office:value-type="float" office:value="0.168954382979301" calcext:value-type="float">
            <text:p>0.168954382979301</text:p>
          </table:table-cell>
          <table:table-cell table:formula="of:=AVERAGE([.E2:.E101])" office:value-type="float" office:value="0.013207261894056" calcext:value-type="float">
            <text:p>0.0132072618940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7:35:10.448998869</meta:creation-date>
    <dc:date>2023-03-26T15:08:45.346529609</dc:date>
    <meta:editing-duration>PT40M30S</meta:editing-duration>
    <meta:editing-cycles>4</meta:editing-cycles>
    <meta:generator>LibreOffice/7.3.7.2$Linux_X86_64 LibreOffice_project/30$Build-2</meta:generator>
    <meta:document-statistic meta:table-count="1" meta:cell-count="590" meta:object-count="0"/>
  </office:meta>
</office:document-meta>
</file>